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officeooo:rsid="0001f5be" officeooo:paragraph-rsid="0001f5be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rsid="0001f5be" officeooo:paragraph-rsid="0001f5be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3e670" officeooo:paragraph-rsid="0003e670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5a7cc" officeooo:paragraph-rsid="0005a7cc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4607e" officeooo:paragraph-rsid="0004607e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74c3f" officeooo:paragraph-rsid="00074c3f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79c40" officeooo:paragraph-rsid="00079c40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99b3b" officeooo:paragraph-rsid="00099b3b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03e670" officeooo:paragraph-rsid="0003e67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099b3b" officeooo:paragraph-rsid="00099b3b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0b4696" officeooo:paragraph-rsid="000b4696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0c4b32" officeooo:paragraph-rsid="000c4b32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0c8643" officeooo:paragraph-rsid="000c8643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bold" officeooo:rsid="000db66b" officeooo:paragraph-rsid="000db66b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rsid="000ef45e" officeooo:paragraph-rsid="000ef45e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4607e" officeooo:paragraph-rsid="0004607e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79c40" officeooo:paragraph-rsid="00079c40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0b4696" officeooo:paragraph-rsid="000b4696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0c4b32" officeooo:paragraph-rsid="000c4b32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normal" officeooo:rsid="000c8643" officeooo:paragraph-rsid="000c8643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weight="normal" officeooo:rsid="00103e18" officeooo:paragraph-rsid="00103e18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12c8d6" officeooo:paragraph-rsid="0012c8d6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9c40" style:font-weight-asian="bold" style:font-weight-complex="bold"/>
    </style:style>
    <style:style style:name="T3" style:family="text">
      <style:text-properties officeooo:rsid="00079c4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4b32" style:font-weight-asian="normal" style:font-weight-complex="normal"/>
    </style:style>
    <style:style style:name="T6" style:family="text">
      <style:text-properties fo:font-weight="normal" officeooo:rsid="000db66b" style:font-weight-asian="normal" style:font-weight-complex="normal"/>
    </style:style>
    <style:style style:name="T7" style:family="text">
      <style:text-properties officeooo:rsid="000c4b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web entorno servidor.</text:p>
      <text:p text:style-name="P1">DWES</text:p>
      <text:p text:style-name="P1"/>
      <text:p text:style-name="P2">17-09-2024</text:p>
      <text:p text:style-name="P3">Contraseña de matriculación: 2425DWES</text:p>
      <text:p text:style-name="P4">9 Resultados de aprendizaje. (Resultado de aprendizaje RA)</text:p>
      <text:p text:style-name="P2"/>
      <text:p text:style-name="P2">En este curso manejaremos PHP y java lenguajes ejecutados en la parte del servidor. Otros lenguajes: ASP.NET, PERL… etc</text:p>
      <text:p text:style-name="P2"/>
      <text:p text:style-name="P9">Reflexión sobre DWES.</text:p>
      <text:p text:style-name="P3">Desarrollo de aplicaciones web. Dicha lógica se codifica mediante lenguajes de programación y se ejecutan en servidor. </text:p>
      <text:p text:style-name="P3"/>
      <text:p text:style-name="P3">Trabajaremos con PHP y con Java como lenguajes de servidor. </text:p>
      <text:p text:style-name="P3"/>
      <text:p text:style-name="P16">Conceptos de T1</text:p>
      <text:p text:style-name="P5"/>
      <text:p text:style-name="P4"><text:span text:style-name="T1">-Aplicación WEB</text:span>. Es una aplicación distribuida cuya interfaz de usuario es accesible desde un cliente web y se ejecuta en un servidor. (web == HTTP/S)</text:p>
      <text:p text:style-name="P4"/>
      <text:p text:style-name="P6"><text:span text:style-name="T1">-Entorno web</text:span>. Protocolo y servicio de la capa de Aplicación en la arquitectura de red TCP/IP. Permite a los usuarios el acceso a la información hipermedia remota de sistemas conectados a través de una rep TCP/IP</text:p>
      <text:p text:style-name="P6">NOTA: TCP/IP. Un conjunto de protocoles estandarizados que permiten a los equipos comunicarse en un red como internet. <text:s/></text:p>
      <text:p text:style-name="P6"/>
      <text:p text:style-name="P6"><text:span text:style-name="T2">IP</text:span>. La parte que obtiene la dirección a la que se envían los datos. </text:p>
      <text:p text:style-name="P6"><text:span text:style-name="T1">TCP.</text:span> Se encarga de la entrega de los datos una vez hallada la dirección <text:span text:style-name="T3">IP</text:span>. </text:p>
      <text:p text:style-name="P6"/>
      <text:p text:style-name="P6"><text:span text:style-name="T1">- Modelo OSI.</text:span> (De abajo a arriba) Físico, Enlace, Red, Transporte, Sesión, Presentación y aplicación. </text:p>
      <text:p text:style-name="P6"/>
      <text:p text:style-name="P6">- Nivel Físico. Medio físico (Cable)</text:p>
      <text:p text:style-name="P6">- Nivel de enlace. Tarjeta de red / Adaptador wifi.</text:p>
      <text:p text:style-name="P6">- Nivel de red. Dirección IP =&gt; Internet (router)</text:p>
      <text:p text:style-name="P6">- Nivel de transporte. TCP, UDP <text:span text:style-name="T3">(User Datagram Protocol)</text:span> y puerto.</text:p>
      <text:p text:style-name="P6">- Nivel sesión.</text:p>
      <text:p text:style-name="P6">- Nivel de aplicación.</text:p>
      <text:p text:style-name="P6"/>
      <text:p text:style-name="P7">DNS Domain Name Server. </text:p>
      <text:p text:style-name="P7"/>
      <text:p text:style-name="P17">Modelo Cliente Servidor. </text:p>
      <text:p text:style-name="P7">Facilita el mantenimiento y actualización de software del lado servidor que beneficia a múltiples clientes. </text:p>
      <text:p text:style-name="P7">Aumenta la seguridad e integridad de los datos ya que se encuentran físicamente ubicados en los servidores, detrás de cortafuegos, IDS (sistemas detectores de intrusos), etc., y con personal dedicado. </text:p>
      <text:p text:style-name="P7"><text:soft-page-break/>Facilita la integración entre sistemas diferentes, ya que se pueden utilizar equipos con sistemas operativos distintos.</text:p>
      <text:p text:style-name="P7"/>
      <text:p text:style-name="P7"/>
      <text:p text:style-name="P7"/>
      <text:p text:style-name="P8">Ventajas: Escalabilidad. Las aplicaciones basadas en cliente/servidor son escalables, hay dos tipos:</text:p>
      <text:p text:style-name="P8"/>
      <text:p text:style-name="P8"><text:span text:style-name="T1">Escalado horizontal: </text:span>El incremento del número de clientes es fácilmente absorbido mediante replicación de servidores (cluster de servidores).</text:p>
      <text:p text:style-name="P8"/>
      <text:p text:style-name="P10">Escalado vertical<text:span text:style-name="T4">: Los servidores se descomponen en grupos según la función que realizan aumentando el rendimiento global (función solicitud respuesta web, función ejecución de aplicaciones y función servidor de datos).</text:span></text:p>
      <text:p text:style-name="P10"><text:span text:style-name="T4"/></text:p>
      <text:p text:style-name="P18">Desventajas: Saturación del servidor por un elevado número de peticiones o ataques DDOS (Denegación de Servicios)</text:p>
      <text:p text:style-name="P11"><text:span text:style-name="T4"/></text:p>
      <text:p text:style-name="P18">Paradas de funcionamiento del servidor por tareas de mantenimiento, aunque esto se puede solucionar fácilmente con soluciones de alta disponibilidad. (Sistemas RAID o Clusters)</text:p>
      <text:p text:style-name="P11"><text:span text:style-name="T4"/></text:p>
      <text:p text:style-name="P19">Capas de un servidor:</text:p>
      <text:p text:style-name="P12"><text:span text:style-name="T4"/></text:p>
      <text:p text:style-name="P12"><text:span text:style-name="T4">- </text:span>Capa de presentación (Interfaz de usuario). <text:span text:style-name="T4">Interacciona con el usuario, presenta los datos y recibe las entradas.</text:span></text:p>
      <text:p text:style-name="P12"><text:span text:style-name="T4">- </text:span>Capa de aplicación / negocio (lógico de aplicación). <text:span text:style-name="T4">Implementa la lógica de la aplicación (su funcionalidad) y aplica las reglas de negocio sobre los datos y las entradas de usuario Se comunica con las otras capas. </text:span></text:p>
      <text:p text:style-name="P10">- <text:span text:style-name="T7">Capa de persistencia o de datos (almacenamiento y acceso a <text:s/>datos). </text:span><text:span text:style-name="T5">Responsable de la gestión y almacenamiento permanente de los datos. Está formada por uno o más gestores de bases de datos que administran y resuelven las solicitudes de almacenamiento y recuperación de información desde la capa de negocio.</text:span></text:p>
      <text:p text:style-name="P10"><text:span text:style-name="T5"/></text:p>
      <text:p text:style-name="P13"><text:span text:style-name="T5">A</text:span><text:span text:style-name="T4">rquitectura de 2 niveles: cliente pesado y servidor ligero.</text:span></text:p>
      <text:p text:style-name="P20">Arquitectura de nivel 3. </text:p>
      <text:p text:style-name="P13"><text:span text:style-name="T4"/></text:p>
      <text:p text:style-name="P13"><text:span text:style-name="T4">Pregunta test, </text:span><text:span text:style-name="T6">¿es necesario que una pagina web este en el servidor?</text:span></text:p>
      <text:p text:style-name="P14"><text:span text:style-name="T4">Si es necesario, debido a que sin un servidor que hoste la pagina web no tendremos ninguna petición en la parte del cliente y por ende no seremos capaces de usar o ver la pagina web.</text:span></text:p>
      <text:p text:style-name="P13"><text:span text:style-name="T6"/></text:p>
      <text:p text:style-name="P15"><text:span text:style-name="T6">S</text:span><text:span text:style-name="T4">ervlet Tecnologia que nos permite crear aplicaciones web, el usuario le permite interactuar con la aplicación (hacer consultas )</text:span></text:p>
      <text:p text:style-name="P15"><text:span text:style-name="T4"/></text:p>
      <text:p text:style-name="P21">Los servidores web ejecutan php por defecto</text:p>
      <text:p text:style-name="P21">No, un servidor web solo envía y recibe peticiones HTTP, y para que pueda ejecutar php se ha de instalar plugins o módulos específicos.</text:p>
      <text:p text:style-name="P21"/>
      <text:p text:style-name="P21"/>
      <text:p text:style-name="P21"><text:soft-page-break/></text:p>
      <text:p text:style-name="P22"><text:span text:style-name="T1">(25-09-2024).</text:span></text:p>
      <text:p text:style-name="P22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08:11:50.558000000</meta:creation-date>
    <dc:date>2024-09-25T11:31:09.472000000</dc:date>
    <meta:editing-duration>PT2H24M4S</meta:editing-duration>
    <meta:editing-cycles>15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44" meta:word-count="625" meta:character-count="3986" meta:non-whitespace-character-count="3391"/>
  </office:meta>
</office:document-meta>
</file>